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8in" svg:height="3.5449in" svg:x="7.3512in" svg:y="19.1898in">
            <draw:object draw:notify-on-update-of-ranges="Sheet1.C109:Sheet1.C110 Sheet1.C111:Sheet1.C115 Sheet1.E109:Sheet1.E110 Sheet1.E111:Sheet1.E1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ERGESORT HYBRID</text:p>
          </table:table-cell>
          <table:table-cell table:number-columns-repeated="10"/>
          <table:table-cell office:value-type="string" calcext:value-type="string">
            <text:p>QUICKSORT HYBRID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office:value-type="float" office:value="0.007" calcext:value-type="float">
            <text:p>0.007</text:p>
          </table:table-cell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100" calcext:value-type="float">
            <text:p>100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100" calcext:value-type="float">
            <text:p>10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31" calcext:value-type="float">
            <text:p>0.03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9" calcext:value-type="float">
            <text:p>0.009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5" calcext:value-type="float">
            <text:p>0.015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4" calcext:value-type="float">
            <text:p>0.014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9" calcext:value-type="float">
            <text:p>0.009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office:value-type="float" office:value="0.009" calcext:value-type="float">
            <text:p>0.009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8" calcext:value-type="float">
            <text:p>0.018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13" calcext:value-type="float">
            <text:p>0.013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9" calcext:value-type="float">
            <text:p>0.009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22" calcext:value-type="float">
            <text:p>0.022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9" calcext:value-type="float">
            <text:p>0.009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09" calcext:value-type="float">
            <text:p>0.009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83" calcext:value-type="float">
            <text:p>0.083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34" calcext:value-type="float">
            <text:p>0.034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" calcext:value-type="float">
            <text:p>0.003</text:p>
          </table:table-cell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102])" office:value-type="float" office:value="0.00215" calcext:value-type="float">
            <text:p>0.00215</text:p>
          </table:table-cell>
          <table:table-cell/>
          <table:table-cell table:formula="of:=AVERAGE([.D3:.D102])" office:value-type="float" office:value="0.00425" calcext:value-type="float">
            <text:p>0.00425</text:p>
          </table:table-cell>
          <table:table-cell/>
          <table:table-cell table:formula="of:=AVERAGE([.F3:.F102])" office:value-type="float" office:value="0.00685000000000001" calcext:value-type="float">
            <text:p>0.00685</text:p>
          </table:table-cell>
          <table:table-cell/>
          <table:table-cell table:formula="of:=AVERAGE([.H3:.H102])" office:value-type="float" office:value="0.00872000000000001" calcext:value-type="float">
            <text:p>0.00872</text:p>
          </table:table-cell>
          <table:table-cell/>
          <table:table-cell table:formula="of:=AVERAGE([.J3:.J102])" office:value-type="float" office:value="0.01369" calcext:value-type="float">
            <text:p>0.01369</text:p>
          </table:table-cell>
          <table:table-cell table:number-columns-repeated="2"/>
          <table:table-cell table:formula="of:=AVERAGE([.M3:.M102])" office:value-type="float" office:value="0.00167" calcext:value-type="float">
            <text:p>0.00167</text:p>
          </table:table-cell>
          <table:table-cell/>
          <table:table-cell table:formula="of:=AVERAGE([.O3:.O102])" office:value-type="float" office:value="0.00374" calcext:value-type="float">
            <text:p>0.00374</text:p>
          </table:table-cell>
          <table:table-cell/>
          <table:table-cell table:formula="of:=AVERAGE([.Q3:.Q102])" office:value-type="float" office:value="0.00577" calcext:value-type="float">
            <text:p>0.00577</text:p>
          </table:table-cell>
          <table:table-cell/>
          <table:table-cell table:formula="of:=AVERAGE([.S3:.S102])" office:value-type="float" office:value="0.00837000000000001" calcext:value-type="float">
            <text:p>0.00837</text:p>
          </table:table-cell>
          <table:table-cell/>
          <table:table-cell table:formula="of:=AVERAGE([.U3:.U102])" office:value-type="float" office:value="0.01148" calcext:value-type="float">
            <text:p>0.01148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MERGESORT HYBRID</text:p>
          </table:table-cell>
          <table:table-cell/>
          <table:table-cell office:value-type="string" calcext:value-type="string">
            <text:p>QUICKSORT HYBRID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1" table:formula="of:=AVERAGE([.B3:.B102])" office:value-type="float" office:value="0.00215" calcext:value-type="float">
            <text:p>0.00215</text:p>
          </table:table-cell>
          <table:table-cell/>
          <table:table-cell table:formula="of:=AVERAGE([.M3:.M102])" office:value-type="float" office:value="0.00167" calcext:value-type="float">
            <text:p>0.00167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AVERAGE([.D3:.D102])" office:value-type="float" office:value="0.00425" calcext:value-type="float">
            <text:p>0.00425</text:p>
          </table:table-cell>
          <table:table-cell/>
          <table:table-cell table:formula="of:=AVERAGE([.O3:.O102])" office:value-type="float" office:value="0.00374" calcext:value-type="float">
            <text:p>0.00374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AVERAGE([.F3:.F102])" office:value-type="float" office:value="0.00685000000000001" calcext:value-type="float">
            <text:p>0.00685</text:p>
          </table:table-cell>
          <table:table-cell/>
          <table:table-cell table:formula="of:=AVERAGE([.Q3:.Q102])" office:value-type="float" office:value="0.00577" calcext:value-type="float">
            <text:p>0.00577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AVERAGE([.H3:.H102])" office:value-type="float" office:value="0.00872000000000001" calcext:value-type="float">
            <text:p>0.00872</text:p>
          </table:table-cell>
          <table:table-cell/>
          <table:table-cell table:formula="of:=AVERAGE([.S3:.S102])" office:value-type="float" office:value="0.00837000000000001" calcext:value-type="float">
            <text:p>0.00837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AVERAGE([.J3:.J102])" office:value-type="float" office:value="0.01369" calcext:value-type="float">
            <text:p>0.01369</text:p>
          </table:table-cell>
          <table:table-cell/>
          <table:table-cell table:formula="of:=AVERAGE([.U3:.U102])" office:value-type="float" office:value="0.01148" calcext:value-type="float">
            <text:p>0.01148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0:19:03.575330899</meta:creation-date>
    <dc:date>2016-03-06T10:41:10.303823226</dc:date>
    <meta:editing-duration>PT6M5S</meta:editing-duration>
    <meta:editing-cycles>1</meta:editing-cycles>
    <meta:document-statistic meta:table-count="1" meta:cell-count="1041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bar" chart:style-name="ch1">
        <chart:legend chart:legend-position="end" svg:x="11.572cm" svg:y="3.954cm" style:legend-expansion="high" chart:style-name="ch2"/>
        <chart:plot-area chart:style-name="ch3" table:cell-range-address="Sheet1.C109:Sheet1.C115 Sheet1.E109:Sheet1.E115" chart:data-source-has-labels="row" svg:x="0.32cm" svg:y="0.18cm" svg:width="10.932cm" svg:height="8.645cm">
          <chartooo:coordinate-region svg:x="1.418cm" svg:y="0.379cm" svg:width="9.83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11:Sheet1.C115" chart:label-cell-address="Sheet1.C109:Sheet1.C110" chart:class="chart:bar">
            <chart:data-point chart:repeated="5"/>
          </chart:series>
          <chart:series chart:style-name="ch8" chart:values-cell-range-address="Sheet1.E111:Sheet1.E115" chart:label-cell-address="Sheet1.E109:Sheet1.E11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 HYBRID</text:p>
                <text:list>
                  <text:list-item>
                    <text:p>MERGESORT HYBRID</text:p>
                  </text:list-item>
                  <text:list-item>
                    <text:p/>
                  </text:list-item>
                </text:list>
                <draw:g>
                  <svg:desc>Sheet1.C109:Sheet1.C110</svg:desc>
                </draw:g>
              </table:table-cell>
              <table:table-cell office:value-type="string">
                <text:p>QUICKSORT HYBRID</text:p>
                <text:list>
                  <text:list-item>
                    <text:p>QUICKSORT HYBRID</text:p>
                  </text:list-item>
                  <text:list-item>
                    <text:p/>
                  </text:list-item>
                </text:list>
                <draw:g>
                  <svg:desc>Sheet1.E109:Sheet1.E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15">
                <text:p>0.00215</text:p>
                <draw:g>
                  <svg:desc>Sheet1.C111:Sheet1.C115</svg:desc>
                </draw:g>
              </table:table-cell>
              <table:table-cell office:value-type="float" office:value="0.00167">
                <text:p>0.00167</text:p>
                <draw:g>
                  <svg:desc>Sheet1.E111:Sheet1.E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25">
                <text:p>0.00425</text:p>
              </table:table-cell>
              <table:table-cell office:value-type="float" office:value="0.00374">
                <text:p>0.00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85000000000001">
                <text:p>0.00685000000000001</text:p>
              </table:table-cell>
              <table:table-cell office:value-type="float" office:value="0.00577">
                <text:p>0.00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72000000000001">
                <text:p>0.00872000000000001</text:p>
              </table:table-cell>
              <table:table-cell office:value-type="float" office:value="0.00837000000000001">
                <text:p>0.00837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69">
                <text:p>0.01369</text:p>
              </table:table-cell>
              <table:table-cell office:value-type="float" office:value="0.01148">
                <text:p>0.01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